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1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37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office:value-type="float" office:value="0.32">
            <text:p>0.32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1.05">
            <text:p>1.05</text:p>
          </table:table-cell>
          <table:table-cell office:value-type="float" office:value="1.14">
            <text:p>1.14</text:p>
          </table:table-cell>
          <table:table-cell office:value-type="float" office:value="1.3">
            <text:p>1.3</text:p>
          </table:table-cell>
          <table:table-cell office:value-type="float" office:value="1.36">
            <text:p>1.36</text:p>
          </table:table-cell>
          <table:table-cell office:value-type="float" office:value="1.47">
            <text:p>1.47</text:p>
          </table:table-cell>
          <table:table-cell office:value-type="float" office:value="1.65">
            <text:p>1.65</text:p>
          </table:table-cell>
          <table:table-cell office:value-type="float" office:value="1.76">
            <text:p>1.76</text:p>
          </table:table-cell>
          <table:table-cell office:value-type="float" office:value="1.85">
            <text:p>1.85</text:p>
          </table:table-cell>
          <table:table-cell office:value-type="float" office:value="2.06">
            <text:p>2.06</text:p>
          </table:table-cell>
          <table:table-cell office:value-type="float" office:value="2.15">
            <text:p>2.15</text:p>
          </table:table-cell>
          <table:table-cell office:value-type="float" office:value="2.3">
            <text:p>2.3</text:p>
          </table:table-cell>
          <table:table-cell office:value-type="float" office:value="2.46">
            <text:p>2.46</text:p>
          </table:table-cell>
          <table:table-cell office:value-type="float" office:value="2.68">
            <text:p>2.68</text:p>
          </table:table-cell>
          <table:table-cell office:value-type="float" office:value="2.79">
            <text:p>2.79</text:p>
          </table:table-cell>
          <table:table-cell office:value-type="float" office:value="2.98">
            <text:p>2.98</text:p>
          </table:table-cell>
          <table:table-cell office:value-type="float" office:value="3.13">
            <text:p>3.13</text:p>
          </table:table-cell>
          <table:table-cell office:value-type="float" office:value="3.3">
            <text:p>3.3</text:p>
          </table:table-cell>
          <table:table-cell office:value-type="float" office:value="3.54">
            <text:p>3.54</text:p>
          </table:table-cell>
          <table:table-cell office:value-type="float" office:value="3.7">
            <text:p>3.7</text:p>
          </table:table-cell>
          <table:table-cell office:value-type="float" office:value="3.95">
            <text:p>3.95</text:p>
          </table:table-cell>
          <table:table-cell office:value-type="float" office:value="4.11">
            <text:p>4.11</text:p>
          </table:table-cell>
          <table:table-cell office:value-type="float" office:value="4.33">
            <text:p>4.33</text:p>
          </table:table-cell>
          <table:table-cell office:value-type="float" office:value="4.52">
            <text:p>4.52</text:p>
          </table:table-cell>
          <table:table-cell office:value-type="float" office:value="4.72">
            <text:p>4.72</text:p>
          </table:table-cell>
          <table:table-cell office:value-type="float" office:value="4.94">
            <text:p>4.94</text:p>
          </table:table-cell>
          <table:table-cell office:value-type="float" office:value="5.15">
            <text:p>5.15</text:p>
          </table:table-cell>
          <table:table-cell office:value-type="float" office:value="5.4">
            <text:p>5.4</text:p>
          </table:table-cell>
          <table:table-cell office:value-type="float" office:value="5.63">
            <text:p>5.63</text:p>
          </table:table-cell>
          <table:table-cell office:value-type="float" office:value="5.85">
            <text:p>5.85</text:p>
          </table:table-cell>
          <table:table-cell office:value-type="float" office:value="6.07">
            <text:p>6.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0.44">
            <text:p>0.44</text:p>
          </table:table-cell>
          <table:table-cell office:value-type="float" office:value="0.52">
            <text:p>0.52</text:p>
          </table:table-cell>
          <table:table-cell office:value-type="float" office:value="0.6">
            <text:p>0.6</text:p>
          </table:table-cell>
          <table:table-cell office:value-type="float" office:value="0.69">
            <text:p>0.69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1.02">
            <text:p>1.02</text:p>
          </table:table-cell>
          <table:table-cell office:value-type="float" office:value="1.14">
            <text:p>1.14</text:p>
          </table:table-cell>
          <table:table-cell office:value-type="float" office:value="1.27">
            <text:p>1.27</text:p>
          </table:table-cell>
          <table:table-cell office:value-type="float" office:value="1.36">
            <text:p>1.36</text:p>
          </table:table-cell>
          <table:table-cell office:value-type="float" office:value="1.47">
            <text:p>1.47</text:p>
          </table:table-cell>
          <table:table-cell office:value-type="float" office:value="1.63">
            <text:p>1.63</text:p>
          </table:table-cell>
          <table:table-cell office:value-type="float" office:value="1.8">
            <text:p>1.8</text:p>
          </table:table-cell>
          <table:table-cell office:value-type="float" office:value="1.88">
            <text:p>1.88</text:p>
          </table:table-cell>
          <table:table-cell office:value-type="float" office:value="2.02">
            <text:p>2.02</text:p>
          </table:table-cell>
          <table:table-cell office:value-type="float" office:value="2.21">
            <text:p>2.21</text:p>
          </table:table-cell>
          <table:table-cell office:value-type="float" office:value="2.35">
            <text:p>2.35</text:p>
          </table:table-cell>
          <table:table-cell office:value-type="float" office:value="2.45">
            <text:p>2.45</text:p>
          </table:table-cell>
          <table:table-cell office:value-type="float" office:value="2.66">
            <text:p>2.66</text:p>
          </table:table-cell>
          <table:table-cell office:value-type="float" office:value="2.79">
            <text:p>2.79</text:p>
          </table:table-cell>
          <table:table-cell office:value-type="float" office:value="2.99">
            <text:p>2.99</text:p>
          </table:table-cell>
          <table:table-cell office:value-type="float" office:value="3.13">
            <text:p>3.13</text:p>
          </table:table-cell>
          <table:table-cell office:value-type="float" office:value="3.35">
            <text:p>3.35</text:p>
          </table:table-cell>
          <table:table-cell office:value-type="float" office:value="3.55">
            <text:p>3.55</text:p>
          </table:table-cell>
          <table:table-cell office:value-type="float" office:value="3.67">
            <text:p>3.67</text:p>
          </table:table-cell>
          <table:table-cell office:value-type="float" office:value="3.92">
            <text:p>3.92</text:p>
          </table:table-cell>
          <table:table-cell office:value-type="float" office:value="4.13">
            <text:p>4.13</text:p>
          </table:table-cell>
          <table:table-cell office:value-type="float" office:value="4.33">
            <text:p>4.33</text:p>
          </table:table-cell>
          <table:table-cell office:value-type="float" office:value="4.51">
            <text:p>4.51</text:p>
          </table:table-cell>
          <table:table-cell office:value-type="float" office:value="4.74">
            <text:p>4.74</text:p>
          </table:table-cell>
          <table:table-cell office:value-type="float" office:value="4.95">
            <text:p>4.95</text:p>
          </table:table-cell>
          <table:table-cell office:value-type="float" office:value="5.16">
            <text:p>5.16</text:p>
          </table:table-cell>
          <table:table-cell office:value-type="float" office:value="5.39">
            <text:p>5.39</text:p>
          </table:table-cell>
          <table:table-cell office:value-type="float" office:value="5.63">
            <text:p>5.63</text:p>
          </table:table-cell>
          <table:table-cell office:value-type="float" office:value="5.86">
            <text:p>5.86</text:p>
          </table:table-cell>
          <table:table-cell office:value-type="float" office:value="6.09">
            <text:p>6.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0.48">
            <text:p>0.48</text:p>
          </table:table-cell>
          <table:table-cell office:value-type="float" office:value="0.51">
            <text:p>0.51</text:p>
          </table:table-cell>
          <table:table-cell office:value-type="float" office:value="0.57">
            <text:p>0.57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1.1">
            <text:p>1.1</text:p>
          </table:table-cell>
          <table:table-cell office:value-type="float" office:value="1.16">
            <text:p>1.16</text:p>
          </table:table-cell>
          <table:table-cell office:value-type="float" office:value="1.32">
            <text:p>1.32</text:p>
          </table:table-cell>
          <table:table-cell office:value-type="float" office:value="1.4">
            <text:p>1.4</text:p>
          </table:table-cell>
          <table:table-cell office:value-type="float" office:value="1.51">
            <text:p>1.51</text:p>
          </table:table-cell>
          <table:table-cell office:value-type="float" office:value="1.65">
            <text:p>1.65</text:p>
          </table:table-cell>
          <table:table-cell office:value-type="float" office:value="1.76">
            <text:p>1.76</text:p>
          </table:table-cell>
          <table:table-cell office:value-type="float" office:value="1.92">
            <text:p>1.92</text:p>
          </table:table-cell>
          <table:table-cell office:value-type="float" office:value="2.06">
            <text:p>2.06</text:p>
          </table:table-cell>
          <table:table-cell office:value-type="float" office:value="2.21">
            <text:p>2.21</text:p>
          </table:table-cell>
          <table:table-cell office:value-type="float" office:value="2.36">
            <text:p>2.36</text:p>
          </table:table-cell>
          <table:table-cell office:value-type="float" office:value="2.5">
            <text:p>2.5</text:p>
          </table:table-cell>
          <table:table-cell office:value-type="float" office:value="2.68">
            <text:p>2.68</text:p>
          </table:table-cell>
          <table:table-cell office:value-type="float" office:value="2.8">
            <text:p>2.8</text:p>
          </table:table-cell>
          <table:table-cell office:value-type="float" office:value="2.98">
            <text:p>2.98</text:p>
          </table:table-cell>
          <table:table-cell office:value-type="float" office:value="3.15">
            <text:p>3.15</text:p>
          </table:table-cell>
          <table:table-cell office:value-type="float" office:value="3.3">
            <text:p>3.3</text:p>
          </table:table-cell>
          <table:table-cell office:value-type="float" office:value="3.51">
            <text:p>3.51</text:p>
          </table:table-cell>
          <table:table-cell office:value-type="float" office:value="3.68">
            <text:p>3.68</text:p>
          </table:table-cell>
          <table:table-cell office:value-type="float" office:value="3.84">
            <text:p>3.84</text:p>
          </table:table-cell>
          <table:table-cell office:value-type="float" office:value="4.08">
            <text:p>4.08</text:p>
          </table:table-cell>
          <table:table-cell office:value-type="float" office:value="4.3">
            <text:p>4.3</text:p>
          </table:table-cell>
          <table:table-cell office:value-type="float" office:value="4.49">
            <text:p>4.49</text:p>
          </table:table-cell>
          <table:table-cell office:value-type="float" office:value="4.75">
            <text:p>4.75</text:p>
          </table:table-cell>
          <table:table-cell office:value-type="float" office:value="4.95">
            <text:p>4.95</text:p>
          </table:table-cell>
          <table:table-cell office:value-type="float" office:value="5.15">
            <text:p>5.15</text:p>
          </table:table-cell>
          <table:table-cell office:value-type="float" office:value="5.38">
            <text:p>5.38</text:p>
          </table:table-cell>
          <table:table-cell office:value-type="float" office:value="5.6">
            <text:p>5.6</text:p>
          </table:table-cell>
          <table:table-cell office:value-type="float" office:value="5.87">
            <text:p>5.87</text:p>
          </table:table-cell>
          <table:table-cell office:value-type="float" office:value="6.11">
            <text:p>6.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23">
            <text:p>0.23</text:p>
          </table:table-cell>
          <table:table-cell office:value-type="float" office:value="0.27">
            <text:p>0.27</text:p>
          </table:table-cell>
          <table:table-cell office:value-type="float" office:value="0.32">
            <text:p>0.32</text:p>
          </table:table-cell>
          <table:table-cell office:value-type="float" office:value="0.38">
            <text:p>0.38</text:p>
          </table:table-cell>
          <table:table-cell office:value-type="float" office:value="0.45">
            <text:p>0.45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9">
            <text:p>0.99</text:p>
          </table:table-cell>
          <table:table-cell office:value-type="float" office:value="1.09">
            <text:p>1.09</text:p>
          </table:table-cell>
          <table:table-cell office:value-type="float" office:value="1.19">
            <text:p>1.19</text:p>
          </table:table-cell>
          <table:table-cell office:value-type="float" office:value="1.31">
            <text:p>1.31</text:p>
          </table:table-cell>
          <table:table-cell office:value-type="float" office:value="1.37">
            <text:p>1.37</text:p>
          </table:table-cell>
          <table:table-cell office:value-type="float" office:value="1.53">
            <text:p>1.53</text:p>
          </table:table-cell>
          <table:table-cell office:value-type="float" office:value="1.63">
            <text:p>1.63</text:p>
          </table:table-cell>
          <table:table-cell office:value-type="float" office:value="1.77">
            <text:p>1.77</text:p>
          </table:table-cell>
          <table:table-cell office:value-type="float" office:value="1.88">
            <text:p>1.88</text:p>
          </table:table-cell>
          <table:table-cell office:value-type="float" office:value="2.03">
            <text:p>2.03</text:p>
          </table:table-cell>
          <table:table-cell office:value-type="float" office:value="2.18">
            <text:p>2.18</text:p>
          </table:table-cell>
          <table:table-cell office:value-type="float" office:value="2.34">
            <text:p>2.34</text:p>
          </table:table-cell>
          <table:table-cell office:value-type="float" office:value="2.44">
            <text:p>2.44</text:p>
          </table:table-cell>
          <table:table-cell office:value-type="float" office:value="2.68">
            <text:p>2.68</text:p>
          </table:table-cell>
          <table:table-cell office:value-type="float" office:value="2.78">
            <text:p>2.78</text:p>
          </table:table-cell>
          <table:table-cell office:value-type="float" office:value="3.02">
            <text:p>3.02</text:p>
          </table:table-cell>
          <table:table-cell office:value-type="float" office:value="3.15">
            <text:p>3.15</text:p>
          </table:table-cell>
          <table:table-cell office:value-type="float" office:value="3.31">
            <text:p>3.31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office:value-type="float" office:value="4.28">
            <text:p>4.28</text:p>
          </table:table-cell>
          <table:table-cell office:value-type="float" office:value="4.54">
            <text:p>4.54</text:p>
          </table:table-cell>
          <table:table-cell office:value-type="float" office:value="4.73">
            <text:p>4.73</text:p>
          </table:table-cell>
          <table:table-cell office:value-type="float" office:value="4.93">
            <text:p>4.93</text:p>
          </table:table-cell>
          <table:table-cell office:value-type="float" office:value="5.16">
            <text:p>5.16</text:p>
          </table:table-cell>
          <table:table-cell office:value-type="float" office:value="5.41">
            <text:p>5.41</text:p>
          </table:table-cell>
          <table:table-cell office:value-type="float" office:value="5.62">
            <text:p>5.62</text:p>
          </table:table-cell>
          <table:table-cell office:value-type="float" office:value="5.87">
            <text:p>5.87</text:p>
          </table:table-cell>
          <table:table-cell office:value-type="float" office:value="6.12">
            <text:p>6.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0.38">
            <text:p>0.38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0.6">
            <text:p>0.6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office:value-type="float" office:value="1.06">
            <text:p>1.06</text:p>
          </table:table-cell>
          <table:table-cell office:value-type="float" office:value="1.18">
            <text:p>1.18</text:p>
          </table:table-cell>
          <table:table-cell office:value-type="float" office:value="1.29">
            <text:p>1.29</text:p>
          </table:table-cell>
          <table:table-cell office:value-type="float" office:value="1.4">
            <text:p>1.4</text:p>
          </table:table-cell>
          <table:table-cell office:value-type="float" office:value="1.49">
            <text:p>1.49</text:p>
          </table:table-cell>
          <table:table-cell office:value-type="float" office:value="1.63">
            <text:p>1.63</text:p>
          </table:table-cell>
          <table:table-cell office:value-type="float" office:value="1.79">
            <text:p>1.79</text:p>
          </table:table-cell>
          <table:table-cell office:value-type="float" office:value="1.9">
            <text:p>1.9</text:p>
          </table:table-cell>
          <table:table-cell office:value-type="float" office:value="2.09">
            <text:p>2.09</text:p>
          </table:table-cell>
          <table:table-cell office:value-type="float" office:value="2.16">
            <text:p>2.16</text:p>
          </table:table-cell>
          <table:table-cell office:value-type="float" office:value="2.34">
            <text:p>2.34</text:p>
          </table:table-cell>
          <table:table-cell office:value-type="float" office:value="2.47">
            <text:p>2.47</text:p>
          </table:table-cell>
          <table:table-cell office:value-type="float" office:value="2.65">
            <text:p>2.65</text:p>
          </table:table-cell>
          <table:table-cell office:value-type="float" office:value="2.78">
            <text:p>2.78</text:p>
          </table:table-cell>
          <table:table-cell office:value-type="float" office:value="2.98">
            <text:p>2.98</text:p>
          </table:table-cell>
          <table:table-cell office:value-type="float" office:value="3.11">
            <text:p>3.11</text:p>
          </table:table-cell>
          <table:table-cell office:value-type="float" office:value="3.36">
            <text:p>3.36</text:p>
          </table:table-cell>
          <table:table-cell office:value-type="float" office:value="3.54">
            <text:p>3.54</text:p>
          </table:table-cell>
          <table:table-cell office:value-type="float" office:value="3.68">
            <text:p>3.68</text:p>
          </table:table-cell>
          <table:table-cell office:value-type="float" office:value="3.91">
            <text:p>3.91</text:p>
          </table:table-cell>
          <table:table-cell office:value-type="float" office:value="4.07">
            <text:p>4.07</text:p>
          </table:table-cell>
          <table:table-cell office:value-type="float" office:value="4.3">
            <text:p>4.3</text:p>
          </table:table-cell>
          <table:table-cell office:value-type="float" office:value="4.51">
            <text:p>4.51</text:p>
          </table:table-cell>
          <table:table-cell office:value-type="float" office:value="4.74">
            <text:p>4.74</text:p>
          </table:table-cell>
          <table:table-cell office:value-type="float" office:value="4.91">
            <text:p>4.91</text:p>
          </table:table-cell>
          <table:table-cell office:value-type="float" office:value="5.18">
            <text:p>5.18</text:p>
          </table:table-cell>
          <table:table-cell office:value-type="float" office:value="5.4">
            <text:p>5.4</text:p>
          </table:table-cell>
          <table:table-cell office:value-type="float" office:value="5.61">
            <text:p>5.61</text:p>
          </table:table-cell>
          <table:table-cell office:value-type="float" office:value="5.84">
            <text:p>5.84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6]+20" office:value-type="float" office:value="40">
            <text:p>40</text:p>
          </table:table-cell>
          <table:table-cell table:formula="of:=[.B6]+20" office:value-type="float" office:value="60">
            <text:p>60</text:p>
          </table:table-cell>
          <table:table-cell table:formula="of:=[.C6]+20" office:value-type="float" office:value="80">
            <text:p>80</text:p>
          </table:table-cell>
          <table:table-cell table:formula="of:=[.D6]+20" office:value-type="float" office:value="100">
            <text:p>100</text:p>
          </table:table-cell>
          <table:table-cell table:formula="of:=[.E6]+20" office:value-type="float" office:value="120">
            <text:p>120</text:p>
          </table:table-cell>
          <table:table-cell table:formula="of:=[.F6]+20" office:value-type="float" office:value="140">
            <text:p>140</text:p>
          </table:table-cell>
          <table:table-cell table:formula="of:=[.G6]+20" office:value-type="float" office:value="160">
            <text:p>160</text:p>
          </table:table-cell>
          <table:table-cell table:formula="of:=[.H6]+20" office:value-type="float" office:value="180">
            <text:p>180</text:p>
          </table:table-cell>
          <table:table-cell table:formula="of:=[.I6]+20" office:value-type="float" office:value="200">
            <text:p>200</text:p>
          </table:table-cell>
          <table:table-cell table:formula="of:=[.J6]+20" office:value-type="float" office:value="220">
            <text:p>220</text:p>
          </table:table-cell>
          <table:table-cell table:formula="of:=[.K6]+20" office:value-type="float" office:value="240">
            <text:p>240</text:p>
          </table:table-cell>
          <table:table-cell table:formula="of:=[.L6]+20" office:value-type="float" office:value="260">
            <text:p>260</text:p>
          </table:table-cell>
          <table:table-cell table:formula="of:=[.M6]+20" office:value-type="float" office:value="280">
            <text:p>280</text:p>
          </table:table-cell>
          <table:table-cell table:formula="of:=[.N6]+20" office:value-type="float" office:value="300">
            <text:p>300</text:p>
          </table:table-cell>
          <table:table-cell table:formula="of:=[.O6]+20" office:value-type="float" office:value="320">
            <text:p>320</text:p>
          </table:table-cell>
          <table:table-cell table:formula="of:=[.P6]+20" office:value-type="float" office:value="340">
            <text:p>340</text:p>
          </table:table-cell>
          <table:table-cell table:formula="of:=[.Q6]+20" office:value-type="float" office:value="360">
            <text:p>360</text:p>
          </table:table-cell>
          <table:table-cell table:formula="of:=[.R6]+20" office:value-type="float" office:value="380">
            <text:p>380</text:p>
          </table:table-cell>
          <table:table-cell table:formula="of:=[.S6]+20" office:value-type="float" office:value="400">
            <text:p>400</text:p>
          </table:table-cell>
          <table:table-cell table:formula="of:=[.T6]+20" office:value-type="float" office:value="420">
            <text:p>420</text:p>
          </table:table-cell>
          <table:table-cell table:formula="of:=[.U6]+20" office:value-type="float" office:value="440">
            <text:p>440</text:p>
          </table:table-cell>
          <table:table-cell table:formula="of:=[.V6]+20" office:value-type="float" office:value="460">
            <text:p>460</text:p>
          </table:table-cell>
          <table:table-cell table:formula="of:=[.W6]+20" office:value-type="float" office:value="480">
            <text:p>480</text:p>
          </table:table-cell>
          <table:table-cell table:formula="of:=[.X6]+20" office:value-type="float" office:value="500">
            <text:p>500</text:p>
          </table:table-cell>
          <table:table-cell table:formula="of:=[.Y6]+20" office:value-type="float" office:value="520">
            <text:p>520</text:p>
          </table:table-cell>
          <table:table-cell table:formula="of:=[.Z6]+20" office:value-type="float" office:value="540">
            <text:p>540</text:p>
          </table:table-cell>
          <table:table-cell table:formula="of:=[.AA6]+20" office:value-type="float" office:value="560">
            <text:p>560</text:p>
          </table:table-cell>
          <table:table-cell table:formula="of:=[.AB6]+20" office:value-type="float" office:value="580">
            <text:p>580</text:p>
          </table:table-cell>
          <table:table-cell table:formula="of:=[.AC6]+20" office:value-type="float" office:value="600">
            <text:p>600</text:p>
          </table:table-cell>
          <table:table-cell table:formula="of:=[.AD6]+20" office:value-type="float" office:value="620">
            <text:p>620</text:p>
          </table:table-cell>
          <table:table-cell table:formula="of:=[.AE6]+20" office:value-type="float" office:value="640">
            <text:p>640</text:p>
          </table:table-cell>
          <table:table-cell table:formula="of:=[.AF6]+20" office:value-type="float" office:value="660">
            <text:p>660</text:p>
          </table:table-cell>
          <table:table-cell table:formula="of:=[.AG6]+20" office:value-type="float" office:value="680">
            <text:p>680</text:p>
          </table:table-cell>
          <table:table-cell table:formula="of:=[.AH6]+20" office:value-type="float" office:value="700">
            <text:p>700</text:p>
          </table:table-cell>
          <table:table-cell table:formula="of:=[.AI6]+20" office:value-type="float" office:value="720">
            <text:p>720</text:p>
          </table:table-cell>
          <table:table-cell table:formula="of:=[.AJ6]+20" office:value-type="float" office:value="740">
            <text:p>740</text:p>
          </table:table-cell>
          <table:table-cell table:formula="of:=[.AK6]+20" office:value-type="float" office:value="760">
            <text:p>760</text:p>
          </table:table-cell>
          <table:table-cell table:formula="of:=[.AL6]+20" office:value-type="float" office:value="780">
            <text:p>780</text:p>
          </table:table-cell>
          <table:table-cell table:formula="of:=[.AM6]+20" office:value-type="float" office:value="800">
            <text:p>800</text:p>
          </table:table-cell>
          <table:table-cell table:formula="of:=[.AN6]+20" office:value-type="float" office:value="820">
            <text:p>820</text:p>
          </table:table-cell>
          <table:table-cell table:formula="of:=[.AO6]+20" office:value-type="float" office:value="840">
            <text:p>840</text:p>
          </table:table-cell>
          <table:table-cell table:formula="of:=[.AP6]+20" office:value-type="float" office:value="860">
            <text:p>860</text:p>
          </table:table-cell>
          <table:table-cell table:formula="of:=[.AQ6]+20" office:value-type="float" office:value="880">
            <text:p>880</text:p>
          </table:table-cell>
          <table:table-cell table:formula="of:=[.AR6]+20" office:value-type="float" office:value="900">
            <text:p>900</text:p>
          </table:table-cell>
          <table:table-cell table:formula="of:=[.AS6]+20" office:value-type="float" office:value="920">
            <text:p>920</text:p>
          </table:table-cell>
          <table:table-cell table:formula="of:=[.AT6]+20" office:value-type="float" office:value="940">
            <text:p>940</text:p>
          </table:table-cell>
          <table:table-cell table:formula="of:=[.AU6]+20" office:value-type="float" office:value="960">
            <text:p>960</text:p>
          </table:table-cell>
          <table:table-cell table:formula="of:=[.AV6]+20" office:value-type="float" office:value="980">
            <text:p>980</text:p>
          </table:table-cell>
        </table:table-row>
        <table:table-row table:style-name="ro1">
          <table:table-cell table:formula="of:=SUM([.A1:.A5])/5" office:value-type="float" office:value="0">
            <text:p>0</text:p>
          </table:table-cell>
          <table:table-cell table:formula="of:=SUM([.B1:.B5])/5" office:value-type="float" office:value="0.01">
            <text:p>0.01</text:p>
          </table:table-cell>
          <table:table-cell table:formula="of:=SUM([.C1:.C5])/5" office:value-type="float" office:value="0.03">
            <text:p>0.03</text:p>
          </table:table-cell>
          <table:table-cell table:formula="of:=SUM([.D1:.D5])/5" office:value-type="float" office:value="0.046">
            <text:p>0.046</text:p>
          </table:table-cell>
          <table:table-cell table:formula="of:=SUM([.E1:.E5])/5" office:value-type="float" office:value="0.07">
            <text:p>0.07</text:p>
          </table:table-cell>
          <table:table-cell table:formula="of:=SUM([.F1:.F5])/5" office:value-type="float" office:value="0.108">
            <text:p>0.108</text:p>
          </table:table-cell>
          <table:table-cell table:formula="of:=SUM([.G1:.G5])/5" office:value-type="float" office:value="0.146">
            <text:p>0.146</text:p>
          </table:table-cell>
          <table:table-cell table:formula="of:=SUM([.H1:.H5])/5" office:value-type="float" office:value="0.17">
            <text:p>0.17</text:p>
          </table:table-cell>
          <table:table-cell table:formula="of:=SUM([.I1:.I5])/5" office:value-type="float" office:value="0.22">
            <text:p>0.22</text:p>
          </table:table-cell>
          <table:table-cell table:formula="of:=SUM([.J1:.J5])/5" office:value-type="float" office:value="0.272">
            <text:p>0.272</text:p>
          </table:table-cell>
          <table:table-cell table:formula="of:=SUM([.K1:.K5])/5" office:value-type="float" office:value="0.318">
            <text:p>0.318</text:p>
          </table:table-cell>
          <table:table-cell table:formula="of:=SUM([.L1:.L5])/5" office:value-type="float" office:value="0.386">
            <text:p>0.386</text:p>
          </table:table-cell>
          <table:table-cell table:formula="of:=SUM([.M1:.M5])/5" office:value-type="float" office:value="0.454">
            <text:p>0.454</text:p>
          </table:table-cell>
          <table:table-cell table:formula="of:=SUM([.N1:.N5])/5" office:value-type="float" office:value="0.522">
            <text:p>0.522</text:p>
          </table:table-cell>
          <table:table-cell table:formula="of:=SUM([.O1:.O5])/5" office:value-type="float" office:value="0.594">
            <text:p>0.594</text:p>
          </table:table-cell>
          <table:table-cell table:formula="of:=SUM([.P1:.P5])/5" office:value-type="float" office:value="0.692">
            <text:p>0.692</text:p>
          </table:table-cell>
          <table:table-cell table:formula="of:=SUM([.Q1:.Q5])/5" office:value-type="float" office:value="0.754">
            <text:p>0.754</text:p>
          </table:table-cell>
          <table:table-cell table:formula="of:=SUM([.R1:.R5])/5" office:value-type="float" office:value="0.89">
            <text:p>0.89</text:p>
          </table:table-cell>
          <table:table-cell table:formula="of:=SUM([.S1:.S5])/5" office:value-type="float" office:value="0.962">
            <text:p>0.962</text:p>
          </table:table-cell>
          <table:table-cell table:formula="of:=SUM([.T1:.T5])/5" office:value-type="float" office:value="1.064">
            <text:p>1.064</text:p>
          </table:table-cell>
          <table:table-cell table:formula="of:=SUM([.U1:.U5])/5" office:value-type="float" office:value="1.162">
            <text:p>1.162</text:p>
          </table:table-cell>
          <table:table-cell table:formula="of:=SUM([.V1:.V5])/5" office:value-type="float" office:value="1.298">
            <text:p>1.298</text:p>
          </table:table-cell>
          <table:table-cell table:formula="of:=SUM([.W1:.W5])/5" office:value-type="float" office:value="1.378">
            <text:p>1.378</text:p>
          </table:table-cell>
          <table:table-cell table:formula="of:=SUM([.X1:.X5])/5" office:value-type="float" office:value="1.494">
            <text:p>1.494</text:p>
          </table:table-cell>
          <table:table-cell table:formula="of:=SUM([.Y1:.Y5])/5" office:value-type="float" office:value="1.638">
            <text:p>1.638</text:p>
          </table:table-cell>
          <table:table-cell table:formula="of:=SUM([.Z1:.Z5])/5" office:value-type="float" office:value="1.776">
            <text:p>1.776</text:p>
          </table:table-cell>
          <table:table-cell table:formula="of:=SUM([.AA1:.AA5])/5" office:value-type="float" office:value="1.886">
            <text:p>1.886</text:p>
          </table:table-cell>
          <table:table-cell table:formula="of:=SUM([.AB1:.AB5])/5" office:value-type="float" office:value="2.052">
            <text:p>2.052</text:p>
          </table:table-cell>
          <table:table-cell table:formula="of:=SUM([.AC1:.AC5])/5" office:value-type="float" office:value="2.182">
            <text:p>2.182</text:p>
          </table:table-cell>
          <table:table-cell table:formula="of:=SUM([.AD1:.AD5])/5" office:value-type="float" office:value="2.338">
            <text:p>2.338</text:p>
          </table:table-cell>
          <table:table-cell table:formula="of:=SUM([.AE1:.AE5])/5" office:value-type="float" office:value="2.464">
            <text:p>2.464</text:p>
          </table:table-cell>
          <table:table-cell table:formula="of:=SUM([.AF1:.AF5])/5" office:value-type="float" office:value="2.67">
            <text:p>2.67</text:p>
          </table:table-cell>
          <table:table-cell table:formula="of:=SUM([.AG1:.AG5])/5" office:value-type="float" office:value="2.788">
            <text:p>2.788</text:p>
          </table:table-cell>
          <table:table-cell table:formula="of:=SUM([.AH1:.AH5])/5" office:value-type="float" office:value="2.99">
            <text:p>2.99</text:p>
          </table:table-cell>
          <table:table-cell table:formula="of:=SUM([.AI1:.AI5])/5" office:value-type="float" office:value="3.134">
            <text:p>3.134</text:p>
          </table:table-cell>
          <table:table-cell table:formula="of:=SUM([.AJ1:.AJ5])/5" office:value-type="float" office:value="3.324">
            <text:p>3.324</text:p>
          </table:table-cell>
          <table:table-cell table:formula="of:=SUM([.AK1:.AK5])/5" office:value-type="float" office:value="3.548">
            <text:p>3.548</text:p>
          </table:table-cell>
          <table:table-cell table:formula="of:=SUM([.AL1:.AL5])/5" office:value-type="float" office:value="3.686">
            <text:p>3.686</text:p>
          </table:table-cell>
          <table:table-cell table:formula="of:=SUM([.AM1:.AM5])/5" office:value-type="float" office:value="3.904">
            <text:p>3.904</text:p>
          </table:table-cell>
          <table:table-cell table:formula="of:=SUM([.AN1:.AN5])/5" office:value-type="float" office:value="4.098">
            <text:p>4.098</text:p>
          </table:table-cell>
          <table:table-cell table:formula="of:=SUM([.AO1:.AO5])/5" office:value-type="float" office:value="4.308">
            <text:p>4.308</text:p>
          </table:table-cell>
          <table:table-cell table:formula="of:=SUM([.AP1:.AP5])/5" office:value-type="float" office:value="4.514">
            <text:p>4.514</text:p>
          </table:table-cell>
          <table:table-cell table:formula="of:=SUM([.AQ1:.AQ5])/5" office:value-type="float" office:value="4.736">
            <text:p>4.736</text:p>
          </table:table-cell>
          <table:table-cell table:formula="of:=SUM([.AR1:.AR5])/5" office:value-type="float" office:value="4.936">
            <text:p>4.936</text:p>
          </table:table-cell>
          <table:table-cell table:formula="of:=SUM([.AS1:.AS5])/5" office:value-type="float" office:value="5.16">
            <text:p>5.16</text:p>
          </table:table-cell>
          <table:table-cell table:formula="of:=SUM([.AT1:.AT5])/5" office:value-type="float" office:value="5.396">
            <text:p>5.396</text:p>
          </table:table-cell>
          <table:table-cell table:formula="of:=SUM([.AU1:.AU5])/5" office:value-type="float" office:value="5.618">
            <text:p>5.618</text:p>
          </table:table-cell>
          <table:table-cell table:formula="of:=SUM([.AV1:.AV5])/5" office:value-type="float" office:value="5.858">
            <text:p>5.858</text:p>
          </table:table-cell>
          <table:table-cell table:formula="of:=SUM([.AW1:.AW5])/5" office:value-type="float" office:value="6.098">
            <text:p>6.098</text:p>
          </table:table-cell>
        </table:table-row>
        <table:table-row table:style-name="ro1">
          <table:table-cell>
            <draw:frame table:end-cell-address="Sheet1.R30" table:end-x="0.0461in" table:end-y="0.0512in" draw:z-index="0" draw:style-name="gr1" draw:text-style-name="P1" svg:width="6.2988in" svg:height="3.5429in" svg:x="0.0394in" svg:y="0.0398in">
              <draw:object draw:notify-on-update-of-ranges="Sheet1.A6:Sheet1.AW6 Sheet1.A7:Sheet1.AW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9/23/2013</text:date>, <text:time>08:4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3T08:47:56</dc:date>
    <dc:creator>Fernando Pereira</dc:creator>
    <meta:document-statistic meta:table-count="1" meta:cell-count="343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6:Sheet1.AW7" chart:data-source-has-labels="row" svg:x="0.77cm" svg:y="0.855cm" svg:width="12.243cm" svg:height="7.545cm">
          <chartooo:coordinate-region svg:x="1.222cm" svg:y="1.045cm" svg:width="11.388cm" svg:height="6.726cm"/>
          <chart:axis chart:dimension="x" chart:name="primary-x" chart:style-name="ch4" chartooo:axis-type="auto">
            <chart:categories table:cell-range-address="Sheet1.A6:Sheet1.AW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7:Sheet1.AW7" chart:class="chart:scatter">
            <chart:domain table:cell-range-address="Sheet1.A6:Sheet1.AW6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A6:Sheet1.AW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40">
                <text:p>340</text:p>
              </table:table-cell>
              <table:table-cell office:value-type="float" office:value="360">
                <text:p>360</text:p>
              </table:table-cell>
              <table:table-cell office:value-type="float" office:value="380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420">
                <text:p>420</text:p>
              </table:table-cell>
              <table:table-cell office:value-type="float" office:value="440">
                <text:p>440</text:p>
              </table:table-cell>
              <table:table-cell office:value-type="float" office:value="460">
                <text:p>460</text:p>
              </table:table-cell>
              <table:table-cell office:value-type="float" office:value="480">
                <text:p>480</text:p>
              </table:table-cell>
              <table:table-cell office:value-type="float" office:value="500">
                <text:p>500</text:p>
              </table:table-cell>
              <table:table-cell office:value-type="float" office:value="520">
                <text:p>520</text:p>
              </table:table-cell>
              <table:table-cell office:value-type="float" office:value="540">
                <text:p>540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620">
                <text:p>620</text:p>
              </table:table-cell>
              <table:table-cell office:value-type="float" office:value="640">
                <text:p>640</text:p>
              </table:table-cell>
              <table:table-cell office:value-type="float" office:value="660">
                <text:p>660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  <table:table-cell office:value-type="float" office:value="760">
                <text:p>760</text:p>
              </table:table-cell>
              <table:table-cell office:value-type="float" office:value="780">
                <text:p>780</text:p>
              </table:table-cell>
              <table:table-cell office:value-type="float" office:value="800">
                <text:p>800</text:p>
              </table:table-cell>
              <table:table-cell office:value-type="float" office:value="820">
                <text:p>820</text:p>
              </table:table-cell>
              <table:table-cell office:value-type="float" office:value="840">
                <text:p>840</text:p>
              </table:table-cell>
              <table:table-cell office:value-type="float" office:value="860">
                <text:p>860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920">
                <text:p>920</text:p>
              </table:table-cell>
              <table:table-cell office:value-type="float" office:value="940">
                <text:p>940</text:p>
              </table:table-cell>
              <table:table-cell office:value-type="float" office:value="960">
                <text:p>960</text:p>
              </table:table-cell>
              <table:table-cell office:value-type="float" office:value="980">
                <text:p>98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7:Sheet1.AW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46">
                <text:p>0.046</text:p>
              </table:table-cell>
              <table:table-cell office:value-type="float" office:value="0.07">
                <text:p>0.07</text:p>
              </table:table-cell>
              <table:table-cell office:value-type="float" office:value="0.108">
                <text:p>0.108</text:p>
              </table:table-cell>
              <table:table-cell office:value-type="float" office:value="0.146">
                <text:p>0.146</text:p>
              </table:table-cell>
              <table:table-cell office:value-type="float" office:value="0.17">
                <text:p>0.17</text:p>
              </table:table-cell>
              <table:table-cell office:value-type="float" office:value="0.22">
                <text:p>0.22</text:p>
              </table:table-cell>
              <table:table-cell office:value-type="float" office:value="0.272">
                <text:p>0.272</text:p>
              </table:table-cell>
              <table:table-cell office:value-type="float" office:value="0.318">
                <text:p>0.318</text:p>
              </table:table-cell>
              <table:table-cell office:value-type="float" office:value="0.386">
                <text:p>0.386</text:p>
              </table:table-cell>
              <table:table-cell office:value-type="float" office:value="0.454">
                <text:p>0.454</text:p>
              </table:table-cell>
              <table:table-cell office:value-type="float" office:value="0.522">
                <text:p>0.522</text:p>
              </table:table-cell>
              <table:table-cell office:value-type="float" office:value="0.594">
                <text:p>0.594</text:p>
              </table:table-cell>
              <table:table-cell office:value-type="float" office:value="0.692">
                <text:p>0.692</text:p>
              </table:table-cell>
              <table:table-cell office:value-type="float" office:value="0.754">
                <text:p>0.754</text:p>
              </table:table-cell>
              <table:table-cell office:value-type="float" office:value="0.89">
                <text:p>0.89</text:p>
              </table:table-cell>
              <table:table-cell office:value-type="float" office:value="0.962">
                <text:p>0.962</text:p>
              </table:table-cell>
              <table:table-cell office:value-type="float" office:value="1.064">
                <text:p>1.064</text:p>
              </table:table-cell>
              <table:table-cell office:value-type="float" office:value="1.162">
                <text:p>1.162</text:p>
              </table:table-cell>
              <table:table-cell office:value-type="float" office:value="1.298">
                <text:p>1.298</text:p>
              </table:table-cell>
              <table:table-cell office:value-type="float" office:value="1.378">
                <text:p>1.378</text:p>
              </table:table-cell>
              <table:table-cell office:value-type="float" office:value="1.494">
                <text:p>1.494</text:p>
              </table:table-cell>
              <table:table-cell office:value-type="float" office:value="1.638">
                <text:p>1.638</text:p>
              </table:table-cell>
              <table:table-cell office:value-type="float" office:value="1.776">
                <text:p>1.776</text:p>
              </table:table-cell>
              <table:table-cell office:value-type="float" office:value="1.886">
                <text:p>1.886</text:p>
              </table:table-cell>
              <table:table-cell office:value-type="float" office:value="2.052">
                <text:p>2.052</text:p>
              </table:table-cell>
              <table:table-cell office:value-type="float" office:value="2.182">
                <text:p>2.182</text:p>
              </table:table-cell>
              <table:table-cell office:value-type="float" office:value="2.338">
                <text:p>2.338</text:p>
              </table:table-cell>
              <table:table-cell office:value-type="float" office:value="2.464">
                <text:p>2.464</text:p>
              </table:table-cell>
              <table:table-cell office:value-type="float" office:value="2.67">
                <text:p>2.67</text:p>
              </table:table-cell>
              <table:table-cell office:value-type="float" office:value="2.788">
                <text:p>2.788</text:p>
              </table:table-cell>
              <table:table-cell office:value-type="float" office:value="2.99">
                <text:p>2.99</text:p>
              </table:table-cell>
              <table:table-cell office:value-type="float" office:value="3.134">
                <text:p>3.134</text:p>
              </table:table-cell>
              <table:table-cell office:value-type="float" office:value="3.324">
                <text:p>3.324</text:p>
              </table:table-cell>
              <table:table-cell office:value-type="float" office:value="3.548">
                <text:p>3.548</text:p>
              </table:table-cell>
              <table:table-cell office:value-type="float" office:value="3.686">
                <text:p>3.686</text:p>
              </table:table-cell>
              <table:table-cell office:value-type="float" office:value="3.904">
                <text:p>3.904</text:p>
              </table:table-cell>
              <table:table-cell office:value-type="float" office:value="4.098">
                <text:p>4.098</text:p>
              </table:table-cell>
              <table:table-cell office:value-type="float" office:value="4.308">
                <text:p>4.308</text:p>
              </table:table-cell>
              <table:table-cell office:value-type="float" office:value="4.514">
                <text:p>4.514</text:p>
              </table:table-cell>
              <table:table-cell office:value-type="float" office:value="4.736">
                <text:p>4.736</text:p>
              </table:table-cell>
              <table:table-cell office:value-type="float" office:value="4.936">
                <text:p>4.936</text:p>
              </table:table-cell>
              <table:table-cell office:value-type="float" office:value="5.16">
                <text:p>5.16</text:p>
              </table:table-cell>
              <table:table-cell office:value-type="float" office:value="5.396">
                <text:p>5.396</text:p>
              </table:table-cell>
              <table:table-cell office:value-type="float" office:value="5.618">
                <text:p>5.618</text:p>
              </table:table-cell>
              <table:table-cell office:value-type="float" office:value="5.858">
                <text:p>5.858</text:p>
              </table:table-cell>
              <table:table-cell office:value-type="float" office:value="6.098">
                <text:p>6.0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